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.setWidth( Measure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setLeft( Measure lef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Box( Position position , Dimension dim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x.get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get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setHeight( Measur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get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get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setTop( Measure 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Box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